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rame_20_contents">
      <style:text-properties officeooo:rsid="001fc30d"/>
    </style:style>
    <style:style style:name="fr1" style:family="graphic" style:parent-style-name="Frame">
      <style:graphic-properties style:vertical-pos="from-top" style:vertical-rel="paragraph" style:horizontal-pos="from-left" style:horizontal-rel="paragraph" loext:writing-mode="bt-l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rame1" text:anchor-type="paragraph" svg:x="6.549cm" svg:y="0.891cm" svg:width="5.304cm" draw:z-index="0"><draw:text-box fo:min-height="4.426cm"><text:p text:style-name="P1">asdf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Tahoma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Tahoma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6T16:22:05.944941304</meta:creation-date>
    <dc:date>2019-04-26T16:22:58.482774427</dc:date>
    <meta:editing-duration>PT54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Dev/6.3.0.0.alpha0$Linux_X86_64 LibreOffice_project/4b030396f6b3b9308dd37fc80661033e3073120f</meta:generator>
  </office:meta>
</office:document-meta>
</file>